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02cm" svg:height="3.128cm" svg:x="8.485cm" svg:y="1.277cm">
          <text:p text:style-name="P1">TEI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2" draw:id="id2" draw:layer="layout" svg:width="3.302cm" svg:height="3.128cm" svg:x="3.984cm" svg:y="5.676cm">
          <text:p text:style-name="P1">teiHeader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3" draw:id="id3" draw:layer="layout" svg:width="3.302cm" svg:height="3.128cm" svg:x="12.983cm" svg:y="5.676cm">
          <text:p text:style-name="P1">tex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xml:id="id4" draw:id="id4" draw:layer="layout" svg:width="6.528cm" svg:height="3.302cm" svg:x="2.371cm" svg:y="10.524cm">
          <text:p text:style-name="P1">Metadata</text:p>
          <text:p text:style-name="P1">(stuff <text:span text:style-name="T1">about</text:span><text:span text:style-name="T2"> your</text:span></text:p>
          <text:p text:style-name="P1"><text:span text:style-name="T2">docu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528cm" svg:height="3.302cm" svg:x="11.37cm" svg:y="10.524cm">
          <text:p text:style-name="P1"><text:span text:style-name="T2">Transcription</text:span></text:p>
          <text:p text:style-name="P1"><text:span text:style-name="T2">(stuff that's </text:span><text:span text:style-name="T1">in</text:span><text:span text:style-name="T2"> your</text:span></text:p>
          <text:p text:style-name="P1"><text:span text:style-name="T2">document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36cm" svg:y1="4.405cm" svg:x2="5.635cm" svg:y2="5.676cm" draw:start-shape="id1" draw:start-glue-point="6" draw:end-shape="id2" svg:d="m10136 4405v636h-4501v635">
          <text:p/>
        </draw:connector>
        <draw:connector draw:style-name="gr2" draw:text-style-name="P1" draw:layer="layout" svg:x1="10.136cm" svg:y1="4.405cm" svg:x2="14.634cm" svg:y2="5.676cm" draw:start-shape="id1" draw:start-glue-point="6" draw:end-shape="id3" draw:end-glue-point="4" svg:d="m10136 4405v636h4498v635">
          <text:p/>
        </draw:connector>
        <draw:connector draw:style-name="gr2" draw:text-style-name="P1" draw:layer="layout" svg:x1="5.635cm" svg:y1="8.804cm" svg:x2="5.635cm" svg:y2="10.524cm" draw:start-shape="id2" draw:start-glue-point="6" draw:end-shape="id4" draw:end-glue-point="0" svg:d="m5635 8804v1720">
          <text:p/>
        </draw:connector>
        <draw:connector draw:style-name="gr2" draw:text-style-name="P1" draw:layer="layout" svg:x1="14.634cm" svg:y1="8.804cm" svg:x2="14.634cm" svg:y2="10.524cm" draw:start-shape="id3" draw:start-glue-point="6" draw:end-shape="id5" draw:end-glue-point="0" svg:d="m14634 8804v17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5T11:29:23</meta:creation-date>
    <dc:date>2012-11-05T11:36:30</dc:date>
    <dc:creator>mholmes </dc:creator>
    <meta:editing-duration>P0D</meta:editing-duration>
    <meta:editing-cycles>1</meta:editing-cycles>
    <meta:document-statistic meta:object-count="9"/>
    <meta:generator>LibreOffice/3.5$Linux_X86_64 LibreOffice_project/350m1$Build-2</meta:generator>
  </office:meta>
</office:document-meta>
</file>